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30c" officeooo:paragraph-rsid="0003c30c"/>
    </style:style>
    <style:style style:name="P2" style:family="paragraph" style:parent-style-name="Standard">
      <style:text-properties officeooo:paragraph-rsid="0003c30c"/>
    </style:style>
    <style:style style:name="P3" style:family="paragraph" style:parent-style-name="Standard">
      <style:text-properties officeooo:rsid="0004df1e" officeooo:paragraph-rsid="0004df1e"/>
    </style:style>
    <style:style style:name="P4" style:family="paragraph" style:parent-style-name="Standard">
      <style:text-properties officeooo:rsid="0005c7f1" officeooo:paragraph-rsid="0005c7f1"/>
    </style:style>
    <style:style style:name="P5" style:family="paragraph" style:parent-style-name="Standard">
      <style:text-properties officeooo:rsid="00076392" officeooo:paragraph-rsid="00076392"/>
    </style:style>
    <style:style style:name="P6" style:family="paragraph" style:parent-style-name="Standard">
      <style:text-properties officeooo:rsid="00081ad6" officeooo:paragraph-rsid="00081ad6"/>
    </style:style>
    <style:style style:name="P7" style:family="paragraph" style:parent-style-name="Standard">
      <style:text-properties officeooo:rsid="0008d26f" officeooo:paragraph-rsid="0008d26f"/>
    </style:style>
    <style:style style:name="P8" style:family="paragraph" style:parent-style-name="Standard">
      <style:text-properties officeooo:rsid="000912a7" officeooo:paragraph-rsid="000912a7"/>
    </style:style>
    <style:style style:name="P9" style:family="paragraph" style:parent-style-name="Standard">
      <style:text-properties officeooo:rsid="0009ae9a" officeooo:paragraph-rsid="0009ae9a"/>
    </style:style>
    <style:style style:name="P10" style:family="paragraph" style:parent-style-name="Heading_20_1">
      <style:text-properties officeooo:rsid="0004df1e" officeooo:paragraph-rsid="0004df1e"/>
    </style:style>
    <style:style style:name="P11" style:family="paragraph" style:parent-style-name="Heading_20_1">
      <style:text-properties officeooo:rsid="00081ad6" officeooo:paragraph-rsid="00081ad6"/>
    </style:style>
    <style:style style:name="P12" style:family="paragraph" style:parent-style-name="Heading_20_1">
      <style:text-properties officeooo:rsid="0008d26f" officeooo:paragraph-rsid="0008d26f"/>
    </style:style>
    <style:style style:name="P13" style:family="paragraph" style:parent-style-name="Standard">
      <style:text-properties officeooo:rsid="000af0a8" officeooo:paragraph-rsid="000af0a8"/>
    </style:style>
    <style:style style:name="P14" style:family="paragraph" style:parent-style-name="Standard">
      <style:text-properties officeooo:rsid="000ce905" officeooo:paragraph-rsid="000ce905"/>
    </style:style>
    <style:style style:name="P15" style:family="paragraph" style:parent-style-name="Standard">
      <style:text-properties officeooo:rsid="000d5946" officeooo:paragraph-rsid="000d5946"/>
    </style:style>
    <style:style style:name="P16" style:family="paragraph" style:parent-style-name="Standard">
      <style:text-properties officeooo:rsid="000eabe8" officeooo:paragraph-rsid="000eabe8"/>
    </style:style>
    <style:style style:name="P17" style:family="paragraph" style:parent-style-name="Standard">
      <style:text-properties officeooo:rsid="00102671" officeooo:paragraph-rsid="00102671"/>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text-properties officeooo:rsid="0009ae9a" officeooo:paragraph-rsid="0009ae9a"/>
    </style:style>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T1" style:family="text">
      <style:text-properties officeooo:rsid="0003c30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 to Databases in Python</text:h>
      <text:p text:style-name="Standard"/>
      <text:p text:style-name="Standard"/>
      <text:p text:style-name="P2"><text:span text:style-name="T1">&gt;</text:span>Engines and Connection Strings</text:p>
      <text:p text:style-name="Text_20_body">Alright, it's time to create your first engine! An engine is just a common interface to a database, and the information it requires to connect to one is contained in a connection string, such as <text:span text:style-name="Source_20_Text">sqlite:///census_nyc.sqlite</text:span>. Here, <text:span text:style-name="Source_20_Text">sqlite</text:span> is the database driver, while <text:span text:style-name="Source_20_Text">census_nyc.sqlite</text:span> is a SQLite file contained in the local directory.</text:p>
      <text:p text:style-name="Text_20_body">You can learn a lot more about connection strings in the <text:a xlink:type="simple" xlink:href="http://docs.sqlalchemy.org/en/latest/core/engines.html#database-urls" office:target-frame-name="_blank" xlink:show="new" text:style-name="Internet_20_link" text:visited-style-name="Visited_20_Internet_20_Link">SQLAlchemy documentation</text:a>.</text:p>
      <text:p text:style-name="Text_20_body">Your job in this exercise is to create an engine that connects to a local SQLite file named <text:span text:style-name="Source_20_Text">census.sqlite</text:span>. Then, print the names of the tables it contains using the <text:span text:style-name="Source_20_Text">.table_names()</text:span> method. Note that when you just want to print the table names, you do not need to use <text:span text:style-name="Source_20_Text">engine.connect()</text:span> after creating the engine.</text:p>
      <text:h text:style-name="Heading_20_5" text:outline-level="5">Instructions</text:h>
      <text:p text:style-name="Text_20_body">100xp</text:p>
      <text:h text:style-name="Heading_20_5" text:outline-level="5">Instructions</text:h>
      <text:p text:style-name="Text_20_body">100xp</text:p>
      <text:list xml:id="list5768980636234405269" text:style-name="L1">
        <text:list-item>
          <text:p text:style-name="P24">Import <text:span text:style-name="Source_20_Text">create_engine</text:span> from the <text:span text:style-name="Source_20_Text">sqlalchemy</text:span> module. </text:p>
        </text:list-item>
        <text:list-item>
          <text:p text:style-name="P24">Using the <text:span text:style-name="Source_20_Text">create_engine()</text:span> function, create an engine for a local file named <text:span text:style-name="Source_20_Text">census.sqlite</text:span> with <text:span text:style-name="Source_20_Text">sqlite</text:span> as the driver. Be sure to enclose the connection string within quotation marks. </text:p>
        </text:list-item>
        <text:list-item>
          <text:p text:style-name="P18">Print the output from the <text:span text:style-name="Source_20_Text">.table_names()</text:span> method on the <text:span text:style-name="Source_20_Text">engine</text:span>. </text:p>
        </text:list-item>
      </text:list>
      <text:p text:style-name="P1">SOLUTIONS</text:p>
      <text:p text:style-name="P3"># Import create_engine</text:p>
      <text:p text:style-name="P3">from sqlalchemy import create_engine</text:p>
      <text:p text:style-name="P3"/>
      <text:p text:style-name="P3"/>
      <text:p text:style-name="P3"># Create an engine that connects to the census.sqlite file: engine</text:p>
      <text:p text:style-name="P3">engine = create_engine('sqlite:///census.sqlite')</text:p>
      <text:p text:style-name="P3"/>
      <text:p text:style-name="P3"># Print table names</text:p>
      <text:p text:style-name="P3">print(engine.table_names())</text:p>
      <text:p text:style-name="P3"/>
      <text:p text:style-name="P3">&gt;&gt;&gt;&gt;&gt;&gt;&gt;&gt;&gt;&gt;&gt;&gt;&gt;&gt;&gt;&gt;&gt;&gt;&gt;&gt;&gt;&gt;&gt;&gt;&gt;&gt;&gt;&gt;&gt;&gt;&gt;&gt;&gt;&gt;&gt;&gt;&gt;&gt;&gt;&gt;&gt;&gt;&gt;&gt;&gt;&gt;&gt;&gt;&gt;&gt;&gt;&gt;&gt;&gt;&gt;&gt;&gt;&gt;&gt;&gt;</text:p>
      <text:h text:style-name="P10" text:outline-level="1">Autoloading Tables from a Database</text:h>
      <text:p text:style-name="Text_20_body">SQLAlchemy can be used to automatically load tables from a database using something called reflection. Reflection is the process of reading the database and building the metadata based on that information. It's the opposite of creating a Table by hand and is very useful for working with existing databases. To perform reflection, you need to import the <text:span text:style-name="Source_20_Text">Table</text:span> object from the SQLAlchemy package. Then, you use this <text:span text:style-name="Source_20_Text">Table</text:span> object to read your table from the engine and <text:soft-page-break/>autoload the columns. Using the <text:span text:style-name="Source_20_Text">Table</text:span> object in this manner is a lot like passing arguments to a function. For example, to autoload the columns with the engine, you have to specify the keyword arguments <text:span text:style-name="Source_20_Text">autoload=True</text:span> and <text:span text:style-name="Source_20_Text">autoload_with=engine</text:span> to <text:span text:style-name="Source_20_Text">Table()</text:span>.</text:p>
      <text:p text:style-name="Text_20_body">In this exercise, your job is to reflect the <text:span text:style-name="Source_20_Text">census</text:span> table available on your <text:span text:style-name="Source_20_Text">engine</text:span> into a variable called <text:span text:style-name="Source_20_Text">census</text:span>. The metadata has already been loaded for you using <text:span text:style-name="Source_20_Text">MetaData()</text:span> and is available in the variable <text:span text:style-name="Source_20_Text">metadata</text:span>.</text:p>
      <text:h text:style-name="Heading_20_5" text:outline-level="5">Instructions</text:h>
      <text:p text:style-name="Text_20_body">100xp</text:p>
      <text:list xml:id="list3248672868989202963" text:style-name="L2">
        <text:list-item>
          <text:p text:style-name="P25">Import the <text:span text:style-name="Source_20_Text">Table</text:span> object from <text:span text:style-name="Source_20_Text">sqlalchemy</text:span>. </text:p>
        </text:list-item>
        <text:list-item>
          <text:p text:style-name="P25">Reflect the <text:span text:style-name="Source_20_Text">census</text:span> table by using the Table object with the arguments: </text:p>
          <text:list>
            <text:list-item>
              <text:p text:style-name="P25">The name of the table as a string (<text:span text:style-name="Source_20_Text">'census'</text:span>). </text:p>
            </text:list-item>
            <text:list-item>
              <text:p text:style-name="P25">The metadata, contained in the variable <text:span text:style-name="Source_20_Text">metadata</text:span>. </text:p>
            </text:list-item>
            <text:list-item>
              <text:p text:style-name="P25"><text:span text:style-name="Source_20_Text">autoload=True</text:span> </text:p>
            </text:list-item>
            <text:list-item>
              <text:p text:style-name="P25">The engine to autoload with - in this case, <text:span text:style-name="Source_20_Text">engine</text:span>.</text:p>
            </text:list-item>
          </text:list>
        </text:list-item>
        <text:list-item>
          <text:p text:style-name="P19">Print the details of <text:span text:style-name="Source_20_Text">census</text:span> using the <text:span text:style-name="Source_20_Text">repr()</text:span> function. </text:p>
        </text:list-item>
      </text:list>
      <text:p text:style-name="P3"/>
      <text:p text:style-name="P4">SOLUTIONS</text:p>
      <text:p text:style-name="P5"># Import Table</text:p>
      <text:p text:style-name="P5">from sqlalchemy import Table</text:p>
      <text:p text:style-name="P5"/>
      <text:p text:style-name="P5"># Reflect census table from the engine: census</text:p>
      <text:p text:style-name="P5">census = Table('census', metadata, autoload=True, autoload_with=engine)</text:p>
      <text:p text:style-name="P5"/>
      <text:p text:style-name="P5"># Print census table metadata</text:p>
      <text:p text:style-name="P5">print(repr(census))</text:p>
      <text:p text:style-name="P5"/>
      <text:p text:style-name="P6">&gt;&gt;&gt;&gt;&gt;&gt;&gt;&gt;&gt;&gt;&gt;&gt;&gt;&gt;&gt;&gt;&gt;&gt;&gt;&gt;&gt;&gt;&gt;&gt;&gt;&gt;&gt;&gt;&gt;&gt;&gt;&gt;&gt;&gt;&gt;&gt;&gt;&gt;&gt;&gt;&gt;&gt;&gt;&gt;&gt;&gt;&gt;&gt;&gt;&gt;&gt;&gt;&gt;&gt;&gt;&gt;&gt;&gt;&gt;&gt;&gt;&gt;&gt;&gt;&gt;</text:p>
      <text:h text:style-name="P11" text:outline-level="1">Viewing Table Details</text:h>
      <text:p text:style-name="Text_20_body">Great job reflecting the <text:span text:style-name="Source_20_Text">census</text:span> table! Now you can begin to learn more about the columns and structure of your table. It is important to get an understanding of your database by examining the column names. This can be done by using the <text:span text:style-name="Source_20_Text">.columns</text:span> attribute and accessing the <text:span text:style-name="Source_20_Text">.keys()</text:span> method. For example, <text:span text:style-name="Source_20_Text">census.columns.keys()</text:span> would return a list of column names of the <text:span text:style-name="Source_20_Text">census</text:span> table.</text:p>
      <text:p text:style-name="Text_20_body">Following this, we can use the metadata container to find out more details about the reflected table such as the columns and their types. For example, table objects are stored in the <text:span text:style-name="Source_20_Text">metadata.tables</text:span> dictionary, so you can get the metadata of your <text:span text:style-name="Source_20_Text">census</text:span> table with <text:span text:style-name="Source_20_Text">metadata.tables['census']</text:span>. This is similar to your use of the <text:span text:style-name="Source_20_Text">repr()</text:span> function on the <text:span text:style-name="Source_20_Text">census</text:span> table from the previous exercise.</text:p>
      <text:h text:style-name="Heading_20_5" text:outline-level="5"><text:soft-page-break/>Instructions</text:h>
      <text:p text:style-name="Text_20_body">100xp</text:p>
      <text:list xml:id="list7978091761886266018" text:style-name="L3">
        <text:list-item>
          <text:p text:style-name="P26">Reflect the <text:span text:style-name="Source_20_Text">census</text:span> table as you did in the previous exercise using the <text:span text:style-name="Source_20_Text">Table()</text:span> function. </text:p>
        </text:list-item>
        <text:list-item>
          <text:p text:style-name="P26">Print a list of column names of the <text:span text:style-name="Source_20_Text">census</text:span> table by applying the <text:span text:style-name="Source_20_Text">.keys()</text:span> method to <text:span text:style-name="Source_20_Text">census.columns</text:span>. </text:p>
        </text:list-item>
        <text:list-item>
          <text:p text:style-name="P20">Print the details of the <text:span text:style-name="Source_20_Text">census</text:span> table using the <text:span text:style-name="Source_20_Text">metadata.tables</text:span> dictionary along with the <text:span text:style-name="Source_20_Text">repr()</text:span> function. To do this, first access the <text:span text:style-name="Source_20_Text">'census'</text:span> key of the <text:span text:style-name="Source_20_Text">metadata.tables</text:span> dictionary, and place this inside the provided <text:span text:style-name="Source_20_Text">repr()</text:span> function. </text:p>
        </text:list-item>
      </text:list>
      <text:p text:style-name="P6"/>
      <text:p text:style-name="P6">SOLUTIONS</text:p>
      <text:p text:style-name="P7"># Reflect the census table from the engine: census</text:p>
      <text:p text:style-name="P7">census = Table('census', metadata, autoload=True, autoload_with=engine)</text:p>
      <text:p text:style-name="P7"/>
      <text:p text:style-name="P7"># Print the column names</text:p>
      <text:p text:style-name="P7">print(census.columns.keys())</text:p>
      <text:p text:style-name="P7"/>
      <text:p text:style-name="P7"># Print full table metadata</text:p>
      <text:p text:style-name="P7">print(repr(metadata.tables['census']))</text:p>
      <text:p text:style-name="P7"/>
      <text:p text:style-name="P7">&gt;&gt;&gt;&gt;&gt;&gt;&gt;&gt;&gt;&gt;&gt;&gt;&gt;&gt;&gt;&gt;&gt;&gt;&gt;&gt;&gt;&gt;&gt;&gt;&gt;&gt;&gt;&gt;&gt;&gt;&gt;&gt;&gt;&gt;&gt;&gt;&gt;&gt;&gt;&gt;&gt;&gt;&gt;&gt;&gt;&gt;&gt;&gt;&gt;&gt;&gt;&gt;&gt;&gt;&gt;&gt;</text:p>
      <text:h text:style-name="P12" text:outline-level="1">Selecting data from a Table: raw SQL</text:h>
      <text:p text:style-name="Text_20_body">Using what we just learned about SQL and applying the <text:span text:style-name="Source_20_Text">.execute()</text:span> method on our connection, we can leverage a raw SQL query to query all the records in our <text:span text:style-name="Source_20_Text">census</text:span> table. The object returned by the <text:span text:style-name="Source_20_Text">.execute()</text:span> method is a <text:span text:style-name="Strong_20_Emphasis">ResultProxy</text:span>. On this ResultProxy, we can then use the <text:span text:style-name="Source_20_Text">.fetchall()</text:span> method to get our results - that is, the <text:span text:style-name="Strong_20_Emphasis">ResultSet</text:span>.</text:p>
      <text:p text:style-name="Text_20_body">In this exercise, you'll use a traditional SQL query. In the next exercise, you'll move to SQLAlchemy and begin to understand its advantages. Go for it!</text:p>
      <text:h text:style-name="Heading_20_5" text:outline-level="5">Instructions</text:h>
      <text:p text:style-name="Text_20_body">100xp</text:p>
      <text:list xml:id="list7308895452478361373" text:style-name="L4">
        <text:list-item>
          <text:p text:style-name="P27">Build a SQL statement to query <text:span text:style-name="Strong_20_Emphasis">all</text:span> the columns from <text:span text:style-name="Source_20_Text">census</text:span> and store it in <text:span text:style-name="Source_20_Text">stmt</text:span>. Note that your SQL statement must be a <text:span text:style-name="Emphasis">string</text:span>. </text:p>
        </text:list-item>
        <text:list-item>
          <text:p text:style-name="P27">Use the <text:span text:style-name="Source_20_Text">.execute()</text:span> and <text:span text:style-name="Source_20_Text">.fetchall()</text:span> methods on <text:span text:style-name="Source_20_Text">connection</text:span> and store the result in <text:span text:style-name="Source_20_Text">results</text:span>. Remember that <text:span text:style-name="Source_20_Text">.execute()</text:span> comes before <text:span text:style-name="Source_20_Text">.fetchall()</text:span> and that <text:span text:style-name="Source_20_Text">stmt</text:span> needs to be passed to <text:span text:style-name="Source_20_Text">.execute()</text:span>. </text:p>
        </text:list-item>
        <text:list-item>
          <text:p text:style-name="P21">Print <text:span text:style-name="Source_20_Text">results</text:span>. </text:p>
        </text:list-item>
      </text:list>
      <text:p text:style-name="P8">&gt;solutions</text:p>
      <text:p text:style-name="P9"># Build select statement for census table: stmt</text:p>
      <text:p text:style-name="P9">stmt = 'SELECT * FROM census'</text:p>
      <text:p text:style-name="P9"/>
      <text:p text:style-name="P9"># Execute the statement and fetch the results: results</text:p>
      <text:p text:style-name="P9">results = connection.execute(stmt).fetchall()</text:p>
      <text:p text:style-name="P9"><text:soft-page-break/></text:p>
      <text:p text:style-name="P9"># Print Results</text:p>
      <text:p text:style-name="P9">print(results)</text:p>
      <text:p text:style-name="P9"/>
      <text:p text:style-name="P9">&gt;&gt;&gt;&gt;&gt;&gt;&gt;&gt;&gt;&gt;&gt;&gt;&gt;&gt;&gt;&gt;&gt;&gt;&gt;&gt;&gt;&gt;&gt;&gt;&gt;&gt;&gt;&gt;&gt;&gt;&gt;&gt;&gt;&gt;&gt;&gt;&gt;&gt;&gt;&gt;&gt;&gt;&gt;&gt;&gt;&gt;&gt;&gt;&gt;&gt;&gt;&gt;&gt;&gt;&gt;&gt;&gt;&gt;&gt;</text:p>
      <text:p text:style-name="P23">Excellent work so far! It's now time to build your first select statement using SQLAlchemy. SQLAlchemy provides a nice "Pythonic" way of interacting with databases. So rather than dealing with the differences between specific dialects of traditional SQL such as MySQL or PostgreSQL, you can leverage the Pythonic framework of SQLAlchemy to streamline your workflow and more efficiently query your data. For this reason, it is worth learning even if you may already be familiar with traditional SQL.</text:p>
      <text:p text:style-name="Text_20_body">In this exercise, you'll once again build a statement to query all records from the <text:span text:style-name="Source_20_Text">census</text:span> table. This time, however, you'll make use of the <text:span text:style-name="Source_20_Text">select()</text:span> function of the <text:span text:style-name="Source_20_Text">sqlalchemy</text:span> module. This function requires a <text:span text:style-name="Strong_20_Emphasis">list</text:span> of tables or columns as the only required argument.</text:p>
      <text:p text:style-name="Text_20_body"><text:span text:style-name="Source_20_Text">Table</text:span> and <text:span text:style-name="Source_20_Text">MetaData</text:span> have already been imported. The metadata is available as <text:span text:style-name="Source_20_Text">metadata</text:span> and the connection to the database as <text:span text:style-name="Source_20_Text">connection</text:span>.</text:p>
      <text:h text:style-name="Heading_20_5" text:outline-level="5">Instructions</text:h>
      <text:p text:style-name="Text_20_body">100xp</text:p>
      <text:h text:style-name="Heading_20_5" text:outline-level="5">Instructions</text:h>
      <text:p text:style-name="Text_20_body">100xp</text:p>
      <text:list xml:id="list5593598202138876061" text:style-name="L5">
        <text:list-item>
          <text:p text:style-name="P28">Import <text:span text:style-name="Source_20_Text">select</text:span> from the <text:span text:style-name="Source_20_Text">sqlalchemy</text:span> module. </text:p>
        </text:list-item>
        <text:list-item>
          <text:p text:style-name="P28">Reflect the <text:span text:style-name="Source_20_Text">census</text:span> table. This code is already written for you. </text:p>
        </text:list-item>
        <text:list-item>
          <text:p text:style-name="P28">Create a query using the <text:span text:style-name="Source_20_Text">select()</text:span> function to retrieve the <text:span text:style-name="Source_20_Text">census</text:span> table. To do so, pass a list to <text:span text:style-name="Source_20_Text">select()</text:span> containing a single element: <text:span text:style-name="Source_20_Text">census</text:span>. </text:p>
        </text:list-item>
        <text:list-item>
          <text:p text:style-name="P28">Print <text:span text:style-name="Source_20_Text">stmt</text:span> to see the actual SQL query being created. This code has been written for you. </text:p>
        </text:list-item>
        <text:list-item>
          <text:p text:style-name="P28">Using the provided <text:span text:style-name="Source_20_Text">print()</text:span> function, print all the records from the <text:span text:style-name="Source_20_Text">census</text:span> table. To do this:</text:p>
          <text:list>
            <text:list-item>
              <text:p text:style-name="P28">Use the <text:span text:style-name="Source_20_Text">.execute()</text:span> method on <text:span text:style-name="Source_20_Text">connection</text:span> with <text:span text:style-name="Source_20_Text">stmt</text:span> as the argument to retrieve the ResultProxy. </text:p>
            </text:list-item>
            <text:list-item>
              <text:p text:style-name="P22">Use <text:span text:style-name="Source_20_Text">.fetchall()</text:span> on <text:span text:style-name="Source_20_Text">connection.execute(stmt)</text:span> to retrieve the ResultSet.</text:p>
            </text:list-item>
          </text:list>
        </text:list-item>
      </text:list>
      <text:p text:style-name="P13">SOLUTION&gt;</text:p>
      <text:p text:style-name="P14"># Import select</text:p>
      <text:p text:style-name="P14">from sqlalchemy import select</text:p>
      <text:p text:style-name="P14"/>
      <text:p text:style-name="P14"># Reflect census table via engine: census</text:p>
      <text:p text:style-name="P14">census = Table('census', metadata, autoload=True, autoload_with=engine)</text:p>
      <text:p text:style-name="P14"/>
      <text:p text:style-name="P14"># Build select statement for census table: stmt</text:p>
      <text:p text:style-name="P14">stmt = select([census])</text:p>
      <text:p text:style-name="P14"/>
      <text:p text:style-name="P14"># Print the emitted statement to see the SQL emitted</text:p>
      <text:p text:style-name="P14"><text:soft-page-break/>print(stmt)</text:p>
      <text:p text:style-name="P14"/>
      <text:p text:style-name="P14"># Execute the statement and print the results</text:p>
      <text:p text:style-name="P14">print(connection.execute(stmt).fetchall())</text:p>
      <text:p text:style-name="P14"/>
      <text:p text:style-name="P14">&gt;&gt;&gt;&gt;&gt;&gt;&gt;&gt;&gt;&gt;&gt;&gt;&gt;&gt;&gt;&gt;&gt;&gt;&gt;&gt;&gt;&gt;&gt;&gt;&gt;&gt;&gt;&gt;&gt;&gt;&gt;&gt;&gt;&gt;&gt;&gt;&gt;&gt;&gt;&gt;&gt;&gt;&gt;&gt;&gt;&gt;&gt;&gt;&gt;&gt;&gt;&gt;&gt;&gt;&gt;&gt;&gt;&gt;&gt;&gt;&gt;&gt;&gt;&gt;&gt;&gt;&gt;&gt;&gt;&gt;&gt;</text:p>
      <text:p text:style-name="P15"># Import select</text:p>
      <text:p text:style-name="P15">from sqlalchemy import select</text:p>
      <text:p text:style-name="P15"/>
      <text:p text:style-name="P15"># Reflect census table via engine: census</text:p>
      <text:p text:style-name="P15">census = Table('census', metadata, autoload=True, autoload_with=engine)</text:p>
      <text:p text:style-name="P15"/>
      <text:p text:style-name="P15"># Build select statement for census table: stmt</text:p>
      <text:p text:style-name="P15">stmt = select([census])</text:p>
      <text:p text:style-name="P15"/>
      <text:p text:style-name="P15"># Print the emitted statement to see the SQL emitted</text:p>
      <text:p text:style-name="P15">print(stmt)</text:p>
      <text:p text:style-name="P15"/>
      <text:p text:style-name="P15"># Execute the statement and print the results</text:p>
      <text:p text:style-name="P15">print(connection.execute(stmt).fetchall())</text:p>
      <text:p text:style-name="P15"/>
      <text:p text:style-name="P16">SOLUTION</text:p>
      <text:p text:style-name="P17"># Get the first row of the results by using an index: first_row</text:p>
      <text:p text:style-name="P17">first_row = results[0]</text:p>
      <text:p text:style-name="P17"/>
      <text:p text:style-name="P17"># Print the first row of the results</text:p>
      <text:p text:style-name="P17">print(first_row)</text:p>
      <text:p text:style-name="P17"/>
      <text:p text:style-name="P17"># Print the first column of the first row by using an index</text:p>
      <text:p text:style-name="P17">print(first_row[0])</text:p>
      <text:p text:style-name="P17"/>
      <text:p text:style-name="P17"># Print the 'state' column of the first row by using its name</text:p>
      <text:p text:style-name="P17">print(first_row['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00:48:10.567096247</meta:creation-date>
    <dc:date>2018-02-28T21:13:07.298545867</dc:date>
    <meta:editing-duration>PT20M39S</meta:editing-duration>
    <meta:editing-cycles>14</meta:editing-cycles>
    <meta:generator>LibreOffice/5.1.6.2$Linux_X86_64 LibreOffice_project/10m0$Build-2</meta:generator>
    <meta:document-statistic meta:table-count="0" meta:image-count="0" meta:object-count="0" meta:page-count="5" meta:paragraph-count="117" meta:word-count="1289" meta:character-count="8380" meta:non-whitespace-character-count="7211"/>
  </office:meta>
</office:document-meta>
</file>